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e132" officeooo:paragraph-rsid="0015e132"/>
    </style:style>
    <style:style style:name="P2" style:family="paragraph" style:parent-style-name="Standard">
      <style:text-properties officeooo:rsid="00189928" officeooo:paragraph-rsid="00189928"/>
    </style:style>
    <style:style style:name="P3" style:family="paragraph" style:parent-style-name="Standard">
      <style:text-properties officeooo:rsid="00199df6" officeooo:paragraph-rsid="00199df6"/>
    </style:style>
    <style:style style:name="P4" style:family="paragraph" style:parent-style-name="Standard">
      <style:text-properties officeooo:rsid="0019cccf" officeooo:paragraph-rsid="0019cccf"/>
    </style:style>
    <style:style style:name="T1" style:family="text">
      <style:text-properties officeooo:rsid="0016c34d"/>
    </style:style>
    <style:style style:name="T2" style:family="text">
      <style:text-properties officeooo:rsid="00199df6"/>
    </style:style>
    <style:style style:name="T3" style:family="text">
      <style:text-properties officeooo:rsid="0019cc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rect the mistakes</text:p>
      <text:p text:style-name="P1"/>
      <text:p text:style-name="P1">I had been skimming == I skimmed</text:p>
      <text:p text:style-name="P1"/>
      <text:p text:style-name="P1">was gathering == gathered</text:p>
      <text:p text:style-name="P1"/>
      <text:p text:style-name="P1">we had hoped == we hoped</text:p>
      <text:p text:style-name="P1"/>
      <text:p text:style-name="P1">won’t be as <text:span text:style-name="T1">== it is not</text:span></text:p>
      <text:p text:style-name="P1"/>
      <text:p text:style-name="P1"/>
      <text:p text:style-name="P2">should have pointed out == should point out</text:p>
      <text:p text:style-name="P2"/>
      <text:p text:style-name="P2">are being expected to == are expected</text:p>
      <text:p text:style-name="P2"/>
      <text:p text:style-name="P2">had heard == <text:span text:style-name="T2">have </text:span>heard</text:p>
      <text:p text:style-name="P2"/>
      <text:p text:style-name="P2"/>
      <text:p text:style-name="P3">try == are trying </text:p>
      <text:p text:style-name="P3"/>
      <text:p text:style-name="P3">have been insisting == <text:span text:style-name="T3">insist</text:span></text:p>
      <text:p text:style-name="P3"/>
      <text:p text:style-name="P3">we will need == <text:span text:style-name="T3">we need</text:span></text:p>
      <text:p text:style-name="P3"/>
      <text:p text:style-name="P3"/>
      <text:p text:style-name="P4">we haven’t heard == don’t hear</text:p>
      <text:p text:style-name="P4"/>
      <text:p text:style-name="P4">we need to take == will need</text:p>
      <text:p text:style-name="P4"/>
      <text:p text:style-name="P4"/>
      <text:p text:style-name="P4"/>
      <text:p text:style-name="P4">I’ll have got back == I’ll get back to you</text:p>
      <text:p text:style-name="P4"/>
      <text:p text:style-name="P4">I know what will be happening == I’ll have know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1:54:08.457658476</meta:creation-date>
    <dc:date>2023-11-13T12:56:22.151594729</dc:date>
    <meta:editing-duration>PT11M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95" meta:character-count="446" meta:non-whitespace-character-count="365"/>
  </office:meta>
</office:document-meta>
</file>